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0a98d4" officeooo:paragraph-rsid="000a98d4"/>
    </style:style>
    <style:style style:name="P2" style:family="paragraph" style:parent-style-name="Heading_20_2">
      <style:text-properties officeooo:rsid="000abc5a" officeooo:paragraph-rsid="000abc5a"/>
    </style:style>
    <style:style style:name="P3" style:family="paragraph" style:parent-style-name="Text_20_body">
      <style:text-properties officeooo:rsid="000a98d4" officeooo:paragraph-rsid="000a98d4"/>
    </style:style>
    <style:style style:name="P4" style:family="paragraph" style:parent-style-name="Text_20_body">
      <style:text-properties officeooo:rsid="000abc5a" officeooo:paragraph-rsid="000abc5a"/>
    </style:style>
    <style:style style:name="P5" style:family="paragraph" style:parent-style-name="Text_20_body">
      <style:text-properties officeooo:rsid="000c5d13" officeooo:paragraph-rsid="000c5d13"/>
    </style:style>
    <style:style style:name="P6" style:family="paragraph" style:parent-style-name="Title">
      <style:text-properties officeooo:rsid="000a22cd" officeooo:paragraph-rsid="000a22cd"/>
    </style:style>
    <style:style style:name="T1" style:family="text">
      <style:text-properties officeooo:rsid="000cc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ivité : fréquences</text:p>
      <text:h text:style-name="P1" text:outline-level="2">Accroche</text:h>
      <text:p text:style-name="P3">Lancer le programme <text:a xlink:type="simple" xlink:href="https://enseignantgolfouse.github.io/college/5eme/Lancededes/Lancededes" text:style-name="Internet_20_link" text:visited-style-name="Visited_20_Internet_20_Link">https://enseignantgolfouse.github.io/college/5eme/Lancededes/Lancededes</text:a></text:p>
      <text:p text:style-name="P5">Commencer avec des petits lancer <text:span text:style-name="T1">(5, 10)</text:span>, puis passer à 100 !</text:p>
      <text:h text:style-name="P2" text:outline-level="2">Question</text:h>
      <text:p text:style-name="P4">Écrire au tableau :</text:p>
      <text:p text:style-name="P4">Quelle est la part des 1 ? et des 6 ?</text:p>
      <text:p text:style-name="P4">Quelle est la part des 2 et des 3 ? (additionner!)</text:p>
      <text:p text:style-name="P4">Quelle est la part de tous les nombres mis ensemble ?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12T20:55:56.646539331</dc:date>
    <meta:editing-duration>PT12M24S</meta:editing-duration>
    <meta:editing-cycles>7</meta:editing-cycles>
    <meta:document-statistic meta:table-count="0" meta:image-count="0" meta:object-count="0" meta:page-count="1" meta:paragraph-count="9" meta:word-count="58" meta:character-count="348" meta:non-whitespace-character-count="299"/>
  </office:meta>
</office:document-meta>
</file>